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1cm" fo:min-width="4.08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3.25cm" fo:min-width="5.25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8.011cm" loext:decorative="false"/>
      <style:paragraph-properties style:writing-mode="lr-tb"/>
    </style:style>
    <style:style style:name="gr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55cm" fo:min-width="11.25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1.2cm" fo:min-width="8.5cm" loext:decorative="false"/>
      <style:paragraph-properties style:writing-mode="lr-tb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 fo:min-height="0.75cm" fo:min-width="2.626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5cm" fo:min-width="11.25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66cm" loext:decorative="false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61cm" loext:decorative="false"/>
      <style:paragraph-properties style:writing-mode="lr-tb"/>
    </style:style>
    <style:style style:name="gr14" style:family="graphic" style:parent-style-name="standard">
      <style:graphic-properties draw:fill="solid" draw:fill-color="#eeeeee" draw:textarea-horizontal-align="justify" draw:textarea-vertical-align="middle" draw:auto-grow-height="false" fo:min-height="0.852cm" fo:min-width="3.908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5cm" fo:min-width="11.25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88cm" svg:height="1.64cm" svg:x="3.085cm" svg:y="0.25cm">
          <text:p text:style-name="P1"><text:span text:style-name="T1">начал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299cm" svg:y1="1.891cm" svg:x2="6.299cm" svg:y2="2.876cm">
          <text:p/>
        </draw:line>
        <draw:line draw:style-name="gr2" draw:text-style-name="P3" draw:layer="layout" svg:x1="6.399cm" svg:y1="9.589cm" svg:x2="6.399cm" svg:y2="10.574cm">
          <text:p/>
        </draw:line>
        <draw:line draw:style-name="gr2" draw:text-style-name="P3" draw:layer="layout" svg:x1="6.399cm" svg:y1="16.916cm" svg:x2="6.399cm" svg:y2="17.901cm">
          <text:p/>
        </draw:line>
        <draw:polygon draw:style-name="gr3" draw:text-style-name="P5" draw:layer="layout" svg:width="8.34cm" svg:height="1.312cm" svg:x="2.1cm" svg:y="8.287cm" svg:viewBox="0 0 8341 1313" draw:points="1936,0 6696,0 6672,7 8341,438 8341,1313 0,1313 0,501">
          <text:p text:style-name="P4"><text:span text:style-name="T2"><text:s/>i&lt;=1</text:span></text:p>
        </draw:polygon>
        <draw:line draw:style-name="gr2" draw:text-style-name="P3" draw:layer="layout" svg:x1="6.299cm" svg:y1="7.291cm" svg:x2="6.299cm" svg:y2="8.276cm">
          <text:p/>
        </draw:line>
        <draw:polygon draw:style-name="gr3" draw:text-style-name="P5" draw:layer="layout" svg:width="8.34cm" svg:height="1.312cm" draw:transform="rotate (-3.14159265358979) translate (10.749cm 21.562cm)" svg:viewBox="0 0 8341 1313" draw:points="1936,0 6696,0 6672,7 8341,438 8341,1313 0,1313 0,501">
          <text:p text:style-name="P1"/>
        </draw:polygon>
        <draw:line draw:style-name="gr2" draw:text-style-name="P3" draw:layer="layout" svg:x1="6.399cm" svg:y1="21.616cm" svg:x2="6.399cm" svg:y2="22.601cm">
          <text:p/>
        </draw:line>
        <draw:line draw:style-name="gr4" draw:text-style-name="P3" draw:layer="layout" svg:x1="12.75cm" svg:y1="2.8cm" svg:x2="12.75cm" svg:y2="4.75cm">
          <text:p/>
        </draw:line>
        <draw:line draw:style-name="gr4" draw:text-style-name="P3" draw:layer="layout" svg:x1="12.75cm" svg:y1="2.8cm" svg:x2="13.5cm" svg:y2="2.8cm">
          <text:p/>
        </draw:line>
        <draw:line draw:style-name="gr4" draw:text-style-name="P3" draw:layer="layout" svg:x1="12.75cm" svg:y1="4.8cm" svg:x2="13.5cm" svg:y2="4.8cm">
          <text:p/>
        </draw:line>
        <draw:frame draw:style-name="gr5" draw:text-style-name="P6" draw:layer="layout" svg:width="8.511cm" svg:height="1.916cm" svg:x="12.6cm" svg:y="2.9cm">
          <draw:text-box>
            <text:p><text:span text:style-name="T1">fabs(value) — модуль value</text:span></text:p>
            <text:p><text:span text:style-name="T1">sinh(x) — гиперболический синус x</text:span></text:p>
            <text:p><text:span text:style-name="T1">acos(x) — арккосинус x</text:span></text:p>
          </draw:text-box>
        </draw:frame>
        <draw:custom-shape draw:style-name="gr6" draw:text-style-name="P8" draw:layer="layout" svg:width="11.75cm" svg:height="1.8cm" svg:x="0.5cm" svg:y="5.45cm">
          <text:p text:style-name="P7"><text:span text:style-name="T1">arg:=0</text:span></text:p>
          <text:p text:style-name="P7"><text:span text:style-name="T1">step:=1/n</text:span></text:p>
          <text:p text:style-name="P7"><text:span text:style-name="T1">i:=step</text:span></text:p>
          <draw:enhanced-geometry svg:viewBox="0 0 21600 21600" draw:type="rectangle" draw:enhanced-path="M 0 0 L 21600 0 21600 21600 0 21600 0 0 Z N"/>
        </draw:custom-shape>
        <draw:path draw:style-name="gr7" draw:text-style-name="P5" draw:layer="layout" svg:width="11.749cm" svg:height="1.599cm" svg:x="0.5cm" svg:y="2.9cm" svg:viewBox="0 0 11750 1600" svg:d="M0 1600v-1600h11750v1600zM653 55v1545zM11097 55v1545z">
          <text:p text:style-name="P7"><text:span text:style-name="T1">value:=fabs(sinh(0) + acos(0) — 1.5)</text:span></text:p>
          <text:p text:style-name="P7"><text:span text:style-name="T2">n:=input_value("input", "error</text:span><text:span text:style-name="T1">", true, 1)</text:span></text:p>
        </draw:path>
        <draw:line draw:style-name="gr2" draw:text-style-name="P3" draw:layer="layout" svg:x1="6.299cm" svg:y1="4.491cm" svg:x2="6.299cm" svg:y2="5.476cm">
          <text:p/>
        </draw:line>
        <draw:path draw:style-name="gr7" draw:text-style-name="P5" draw:layer="layout" svg:width="11.749cm" svg:height="0.899cm" svg:x="0.5cm" svg:y="10.6cm" svg:viewBox="0 0 11750 900" svg:d="M0 900v-900h11750v900zM653 31v869zM11097 31v869z">
          <text:p text:style-name="P7"><text:span text:style-name="T2">v1</text:span><text:span text:style-name="T1">:=fabs(sinh(i) + acos(i) — 1.5)</text:span></text:p>
        </draw:path>
        <draw:line draw:style-name="gr2" draw:text-style-name="P3" draw:layer="layout" svg:x1="6.399cm" svg:y1="11.489cm" svg:x2="6.399cm" svg:y2="12.474cm">
          <text:p/>
        </draw:line>
        <draw:custom-shape draw:style-name="gr8" draw:text-style-name="P2" draw:layer="layout" svg:width="6.25cm" svg:height="2cm" svg:x="3.3cm" svg:y="12.5cm">
          <text:p text:style-name="P1"><text:span text:style-name="T1">value &gt; v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11.75cm" svg:height="1.3cm" svg:x="0.5cm" svg:y="15.55cm">
          <text:p text:style-name="P7"><text:span text:style-name="T1">value:=v1</text:span></text:p>
          <text:p text:style-name="P7"><text:span text:style-name="T1">arg:=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99cm" svg:y1="14.516cm" svg:x2="6.399cm" svg:y2="15.501cm">
          <text:p/>
        </draw:line>
        <draw:frame draw:style-name="gr10" draw:text-style-name="P9" draw:layer="layout" svg:width="1.066cm" svg:height="0.806cm" svg:x="6.5cm" svg:y="14.5cm">
          <draw:text-box>
            <text:p><text:span text:style-name="T1">да</text:span></text:p>
          </draw:text-box>
        </draw:frame>
        <draw:line draw:style-name="gr4" draw:text-style-name="P3" draw:layer="layout" svg:x1="9.5cm" svg:y1="13.5cm" svg:x2="13cm" svg:y2="13.5cm">
          <text:p/>
        </draw:line>
        <draw:line draw:style-name="gr4" draw:text-style-name="P3" draw:layer="layout" svg:x1="13cm" svg:y1="13.5cm" svg:x2="13cm" svg:y2="17.25cm">
          <text:p/>
        </draw:line>
        <draw:line draw:style-name="gr11" draw:text-style-name="P3" draw:layer="layout" svg:x1="13cm" svg:y1="17.2cm" svg:x2="6.5cm" svg:y2="17.3cm">
          <text:p/>
        </draw:line>
        <draw:line draw:style-name="gr4" draw:text-style-name="P3" draw:layer="layout" svg:x1="10.75cm" svg:y1="20.75cm" svg:x2="14cm" svg:y2="20.75cm">
          <text:p/>
        </draw:line>
        <draw:line draw:style-name="gr4" draw:text-style-name="P3" draw:layer="layout" svg:x1="14cm" svg:y1="20.75cm" svg:x2="14cm" svg:y2="9cm">
          <text:p/>
        </draw:line>
        <draw:line draw:style-name="gr12" draw:text-style-name="P3" draw:layer="layout" svg:x1="14cm" svg:y1="9cm" svg:x2="10.5cm" svg:y2="9cm">
          <text:p/>
        </draw:line>
        <draw:frame draw:style-name="gr13" draw:text-style-name="P6" draw:layer="layout" svg:width="1.261cm" svg:height="0.806cm" svg:x="9.489cm" svg:y="12.75cm">
          <draw:text-box>
            <text:p><text:span text:style-name="T1">нет</text:span></text:p>
          </draw:text-box>
        </draw:frame>
        <draw:custom-shape draw:style-name="gr14" draw:text-style-name="P2" draw:layer="layout" svg:width="7cm" svg:height="1.75cm" svg:x="3cm" svg:y="22.55cm">
          <text:p text:style-name="P1"><text:span text:style-name="T1">вывод(arg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line draw:style-name="gr2" draw:text-style-name="P3" draw:layer="layout" svg:x1="6.399cm" svg:y1="24.316cm" svg:x2="6.399cm" svg:y2="25.301cm">
          <text:p/>
        </draw:line>
        <draw:custom-shape draw:style-name="gr1" draw:text-style-name="P2" draw:layer="layout" svg:width="6.488cm" svg:height="1.64cm" svg:x="3.086cm" svg:y="25.351cm">
          <text:p text:style-name="P1"><text:span text:style-name="T1">коне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11.75cm" svg:height="1.3cm" svg:x="0.5cm" svg:y="17.95cm">
          <text:p text:style-name="P7"><text:span text:style-name="T1">i:=i+step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99cm" svg:y1="19.216cm" svg:x2="6.399cm" svg:y2="20.201cm">
          <text:p/>
        </draw:line>
        <draw:frame draw:style-name="gr16" draw:text-style-name="P6" draw:layer="layout" svg:width="1.466cm" svg:height="0.806cm" svg:x="5.75cm" svg:y="20.5cm">
          <draw:text-box>
            <text:p><text:span text:style-name="T1">i&lt;=1</text:span></text:p>
          </draw:text-box>
        </draw:frame>
        <draw:frame draw:style-name="gr17" draw:text-style-name="P6" draw:layer="layout" svg:width="1.066cm" svg:height="1.056cm" svg:x="6.5cm" svg:y="9.694cm">
          <draw:text-box>
            <text:p><text:span text:style-name="T1">да</text:span></text:p>
          </draw:text-box>
        </draw:frame>
        <draw:frame draw:style-name="gr16" draw:text-style-name="P6" draw:layer="layout" svg:width="1.261cm" svg:height="0.806cm" svg:x="6.25cm" svg:y="21.5cm">
          <draw:text-box>
            <text:p><text:span text:style-name="T1">нет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35:07.895452767</meta:creation-date>
    <dc:date>2025-10-17T22:15:05.735310349</dc:date>
    <meta:editing-duration>PT46M36S</meta:editing-duration>
    <meta:editing-cycles>8</meta:editing-cycles>
    <meta:generator>LibreOffice/25.2.6.2$Linux_X86_64 LibreOffice_project/520$Build-2</meta:generator>
    <meta:document-statistic meta:object-count="36"/>
  </office:meta>
</office:document-meta>
</file>